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2.138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5cm" svg:height="4.5cm" svg:x="5.5cm" svg:y="2.5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1.912cm" svg:height="2.388cm" svg:x="1.088cm" svg:y="13cm">
          <draw:text-box>
            <text:p>1,2,3</text:p>
            <text:p>8,0,4</text:p>
            <text:p>7,6,5</text:p>
          </draw:text-box>
        </draw:frame>
        <draw:custom-shape draw:style-name="gr3" draw:text-style-name="P1" draw:layer="layout" svg:width="1.5cm" svg:height="1.5cm" svg:x="16.5cm" svg:y="2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8cm" svg:y="2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9.5cm" svg:y="2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9.5cm" svg:y="2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6.5cm" svg:y="2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8cm" svg:y="2.5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9.5cm" svg:y="2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9.5cm" svg:y="2.5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6.5cm" svg:y="4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9.5cm" svg:y="4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9.5cm" svg:y="4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6.5cm" svg:y="4cm">
          <text:p text:style-name="P1">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9.5cm" svg:y="4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9.5cm" svg:y="4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6.5cm" svg:y="5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8cm" svg:y="5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9.5cm" svg:y="5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9.5cm" svg:y="5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6.5cm" svg:y="5.5cm">
          <text:p text:style-name="P1">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8cm" svg:y="5.5cm">
          <text:p text:style-name="P1">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9.5cm" svg:y="5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19.5cm" svg:y="5.5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5.5cm" svg:y="2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7cm" svg:y="2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8.5cm" svg:y="2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8.5cm" svg:y="2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5.5cm" svg:y="2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7cm" svg:y="2.5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8.5cm" svg:y="2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8.5cm" svg:y="2.5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5.5cm" svg:y="4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8.5cm" svg:y="4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8.5cm" svg:y="4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5.5cm" svg:y="4cm">
          <text:p text:style-name="P1">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8.5cm" svg:y="4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7cm" svg:y="4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5.5cm" svg:y="5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8.5cm" svg:y="5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8.5cm" svg:y="5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5.5cm" svg:y="5.5cm">
          <text:p text:style-name="P1">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8.5cm" svg:y="5.5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5cm" svg:height="1.5cm" svg:x="8.5cm" svg:y="5.5cm">
          <text:p text:style-name="P1">6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1.5cm" svg:y1="5cm" svg:x2="14.5cm" svg:y2="5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0.4.2$Windows_x86 LibreOffice_project/9e9821abd0ffdbc09cd8c52eaa574fa09eb08f2</meta:generator>
    <dc:date>2014-05-20T15:48:33.23</dc:date>
    <meta:document-statistic meta:object-count="68"/>
  </office:meta>
</office:document-meta>
</file>